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bcd9b" officeooo:paragraph-rsid="001bcd9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1bcd9b" officeooo:paragraph-rsid="001bcd9b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c9a32" officeooo:paragraph-rsid="001c9a32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fo:font-weight="normal" officeooo:rsid="001bcd9b" officeooo:paragraph-rsid="001bcd9b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fo:font-weight="normal" officeooo:rsid="001c9a32" officeooo:paragraph-rsid="001c9a32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tyle="italic" fo:font-weight="bold" officeooo:rsid="001bcd9b" officeooo:paragraph-rsid="001bcd9b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c9a32" officeooo:paragraph-rsid="001c9a32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c9a32" officeooo:paragraph-rsid="001d546b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d546b" officeooo:paragraph-rsid="001d546b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1f4fd2" officeooo:paragraph-rsid="001f4fd2" style:font-style-asian="italic" style:font-weight-asian="normal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01174" officeooo:paragraph-rsid="00201174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01174" officeooo:paragraph-rsid="00214707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161c4" officeooo:paragraph-rsid="002161c4" style:font-style-asian="italic" style:font-weight-asian="normal" style:font-style-complex="italic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italic" style:text-underline-style="none" officeooo:rsid="00214707" officeooo:paragraph-rsid="00214707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1bcd9b" officeooo:paragraph-rsid="001bcd9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c9a32" officeooo:paragraph-rsid="001c9a3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bcd9b" officeooo:paragraph-rsid="001bcd9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f4fd2" officeooo:paragraph-rsid="001f4fd2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01174" officeooo:paragraph-rsid="00201174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161c4" officeooo:paragraph-rsid="002161c4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bold" officeooo:rsid="001c9a32" officeooo:paragraph-rsid="001c9a32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4fd2" officeooo:paragraph-rsid="001f4fd2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1174" officeooo:paragraph-rsid="00201174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1174" officeooo:paragraph-rsid="00214707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14707" officeooo:paragraph-rsid="0021470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161c4" officeooo:paragraph-rsid="002161c4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01174" officeooo:paragraph-rsid="00201174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14707" officeooo:paragraph-rsid="00214707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officeooo:rsid="00214707" officeooo:paragraph-rsid="00214707" style:font-style-asian="normal" style:font-style-complex="normal"/>
    </style:style>
    <style:style style:name="P30" style:family="paragraph" style:parent-style-name="Standard">
      <style:paragraph-properties fo:text-align="justify" style:justify-single-word="false"/>
      <style:text-properties fo:font-style="normal" fo:font-weight="normal" officeooo:rsid="001bcd9b" officeooo:paragraph-rsid="001bcd9b" style:font-style-asian="normal" style:font-weight-asian="normal" style:font-style-complex="normal" style:font-weight-complex="normal"/>
    </style:style>
    <style:style style:name="P31" style:family="paragraph" style:parent-style-name="Standard" style:list-style-name="L1">
      <style:paragraph-properties fo:text-align="justify" style:justify-single-word="false"/>
      <style:text-properties fo:font-style="normal" fo:font-weight="normal" officeooo:rsid="001bcd9b" officeooo:paragraph-rsid="001bcd9b" style:font-style-asian="normal" style:font-weight-asian="normal" style:font-style-complex="normal" style:font-weight-complex="normal"/>
    </style:style>
    <style:style style:name="P32" style:family="paragraph" style:parent-style-name="Standard" style:list-style-name="L2">
      <style:paragraph-properties fo:text-align="justify" style:justify-single-word="false"/>
      <style:text-properties fo:font-style="normal" fo:font-weight="normal" officeooo:rsid="001c9a32" officeooo:paragraph-rsid="001c9a3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tyle="normal" fo:font-weight="normal" officeooo:rsid="001c9a32" officeooo:paragraph-rsid="001c9a3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tyle="normal" fo:font-weight="normal" officeooo:rsid="00230671" officeooo:paragraph-rsid="00230671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fo:font-weight="bold" officeooo:rsid="001bcd9b" officeooo:paragraph-rsid="001bcd9b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style="normal" fo:font-weight="bold" officeooo:rsid="001c9a32" officeooo:paragraph-rsid="001c9a32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style="normal" fo:font-weight="bold" officeooo:rsid="00230671" officeooo:paragraph-rsid="00230671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c9a32" officeooo:paragraph-rsid="001c9a32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1d546b" officeooo:paragraph-rsid="001d546b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fo:font-weight="normal" officeooo:rsid="00214707" officeooo:paragraph-rsid="00214707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c9a32" officeooo:paragraph-rsid="001c9a32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1d546b" officeooo:paragraph-rsid="001d546b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201174" officeooo:paragraph-rsid="00201174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9a32" officeooo:paragraph-rsid="001c9a32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c9a32" officeooo:paragraph-rsid="001d546b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d546b" officeooo:paragraph-rsid="001d546b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1f4fd2" officeooo:paragraph-rsid="001f4fd2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01174" officeooo:paragraph-rsid="00214707" style:font-style-asian="normal" style:font-weight-asian="normal" style:font-style-complex="normal" style:font-weight-complex="normal"/>
    </style:style>
    <style:style style:name="P49" style:family="paragraph" style:parent-style-name="Standard" style:list-style-name="L3">
      <style:paragraph-properties fo:text-align="justify" style:justify-single-word="false"/>
      <style:text-properties fo:font-style="normal" style:text-underline-style="none" fo:font-weight="normal" officeooo:rsid="00201174" officeooo:paragraph-rsid="00214707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14707" officeooo:paragraph-rsid="00214707" style:font-style-asian="normal" style:font-weight-asian="normal" style:font-style-complex="normal" style:font-weight-complex="normal"/>
    </style:style>
    <style:style style:name="P51" style:family="paragraph" style:parent-style-name="Standard" style:list-style-name="L1">
      <style:paragraph-properties fo:text-align="justify" style:justify-single-word="false"/>
      <style:text-properties fo:font-style="italic" fo:font-weight="bold" officeooo:rsid="001bcd9b" officeooo:paragraph-rsid="001bcd9b" style:font-style-asian="italic" style:font-weight-asian="bold" style:font-style-complex="italic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style="italic" fo:font-weight="normal" officeooo:rsid="001bcd9b" officeooo:paragraph-rsid="001bcd9b" style:font-style-asian="italic" style:font-weight-asian="normal" style:font-style-complex="italic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italic" fo:font-weight="normal" officeooo:rsid="00230671" officeooo:paragraph-rsid="00230671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01174" officeooo:paragraph-rsid="00214707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214707" officeooo:paragraph-rsid="00214707" style:font-style-asian="italic" style:font-weight-asian="normal" style:font-style-complex="italic" style:font-weight-complex="normal"/>
    </style:style>
    <style:style style:name="P56" style:family="paragraph" style:parent-style-name="Standard" style:list-style-name="L3">
      <style:paragraph-properties fo:text-align="justify" style:justify-single-word="false"/>
      <style:text-properties officeooo:paragraph-rsid="00214707"/>
    </style:style>
    <style:style style:name="P57" style:family="paragraph" style:parent-style-name="Standard">
      <style:paragraph-properties fo:text-align="justify" style:justify-single-word="false" fo:break-before="page"/>
      <style:text-properties fo:font-style="normal" style:text-underline-style="none" fo:font-weight="bold" officeooo:rsid="001d546b" officeooo:paragraph-rsid="001d546b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d546b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style:text-underline-style="none" fo:font-weight="normal" officeooo:rsid="00201174" style:font-style-asian="normal" style:font-weight-asian="normal" style:font-style-complex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style:text-underline-style="none" fo:font-weight="normal" officeooo:rsid="00201174" style:font-style-asian="italic" style:font-weight-asian="normal" style:font-style-complex="italic" style:font-weight-complex="normal"/>
    </style:style>
    <style:style style:name="T11" style:family="text">
      <style:text-properties officeooo:rsid="001c9a32"/>
    </style:style>
    <style:style style:name="T12" style:family="text">
      <style:text-properties officeooo:rsid="00201174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201174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6. Istruzioni di un programma</text:p>
      <text:p text:style-name="P2">Un programma consiste in un insieme di funzioni, eventualmente suddivise in più file.</text:p>
      <text:p text:style-name="P2">La funzione che costituisce il programma principale si deve necessariamente chiamare <text:span text:style-name="T1">main</text:span>. Tutto ciò che il programmatore invoca, parte dal main.</text:p>
      <text:p text:style-name="P2"/>
      <text:p text:style-name="P2">Ogni programma contiene una lista di istruzioni di ogni tipo: istruzioni <text:span text:style-name="T1">semplici</text:span> (la base per costruire il programma) o istruzioni <text:span text:style-name="T1">strutturate</text:span>.</text:p>
      <text:p text:style-name="P2"/>
      <text:p text:style-name="P4"><text:span text:style-name="T1">return 0;</text:span> <text:span text:style-name="T3"><text:tab/>//un programma corretto restituisce come valore 0</text:span></text:p>
      <text:p text:style-name="P15">0 rappresenta il valore di ritorno della funzione main. I valori di ritorno possono essere usati nelle shell per scrivere programmi di più alto livello che indicano operazioni più complesse.</text:p>
      <text:p text:style-name="P15"/>
      <text:p text:style-name="P35">16.1 Istruzioni semplici</text:p>
      <text:p text:style-name="P15">Sono alla base delle istruzioni più complesse e terminano con un punto-e-virgola ‘;’.</text:p>
      <text:p text:style-name="P15"/>
      <text:p text:style-name="P15">Si distinguono in:</text:p>
      <text:list xml:id="list2788809912" text:style-name="L1">
        <text:list-item>
          <text:p text:style-name="P51"><text:span text:style-name="T3">definizioni/dichiarazioni </text:span><text:span text:style-name="T5">(declaration-statement):</text:span></text:p>
          <text:list>
            <text:list-item>
              <text:p text:style-name="P51"><text:span text:style-name="T5">variabili e costanti (</text:span><text:span text:style-name="T2">int x, y; const float pi=3.14</text:span><text:span text:style-name="T5">)</text:span></text:p>
            </text:list-item>
          </text:list>
        </text:list-item>
        <text:list-item>
          <text:p text:style-name="P51"><text:span text:style-name="T3">espressioni </text:span><text:span text:style-name="T5">(expression-statement):</text:span></text:p>
          <text:list>
            <text:list-item>
              <text:p text:style-name="P51"><text:span text:style-name="T5">di input (</text:span><text:span text:style-name="T2">cin &gt;&gt; x</text:span><text:span text:style-name="T5">)</text:span></text:p>
            </text:list-item>
            <text:list-item>
              <text:p text:style-name="P51"><text:span text:style-name="T5">di output (</text:span><text:span text:style-name="T2">cout &lt;&lt; 3*x</text:span><text:span text:style-name="T5">)</text:span></text:p>
            </text:list-item>
            <text:list-item>
              <text:p text:style-name="P51"><text:span text:style-name="T5">di assegnamento ( </text:span><text:span text:style-name="T2">x=2*(3-y)</text:span><text:span text:style-name="T5"> )</text:span></text:p>
            </text:list-item>
            <text:list-item>
              <text:p text:style-name="P51"><text:span text:style-name="T5">matematiche ( </text:span><text:span text:style-name="T2">(x-3)*sin(x)</text:span><text:span text:style-name="T5"> )</text:span></text:p>
            </text:list-item>
            <text:list-item>
              <text:p text:style-name="P51"><text:span text:style-name="T5">logiche ( </text:span><text:span text:style-name="T2">x==y &amp;&amp; x!=z</text:span><text:span text:style-name="T5"> )</text:span></text:p>
            </text:list-item>
            <text:list-item>
              <text:p text:style-name="P51"><text:span text:style-name="T5">costanti ( </text:span><text:span text:style-name="T2">3*12.7</text:span><text:span text:style-name="T5"> )</text:span></text:p>
            </text:list-item>
            <text:list-item>
              <text:p text:style-name="P31">condizionali </text:p>
            </text:list-item>
          </text:list>
        </text:list-item>
      </text:list>
      <text:p text:style-name="P15"/>
      <text:p text:style-name="P6"><text:span text:style-name="T3">! </text:span><text:span text:style-name="T5">Ogni espressione seguita da un “;” è anche un’istruzione.</text:span></text:p>
      <text:p text:style-name="P15"/>
      <text:p text:style-name="P35">16.1.1 L’espressione condizionale</text:p>
      <text:p text:style-name="P15">Sintassi: </text:p>
      <text:p text:style-name="P4">exp1 ? exp2 : exp3;</text:p>
      <text:p text:style-name="P15"/>
      <text:p text:style-name="P15">Se <text:span text:style-name="T8">exp1 </text:span>è vera si fa <text:span text:style-name="T8">exp2</text:span> altrimenti si fa <text:span text:style-name="T8">exp3</text:span>.</text:p>
      <text:p text:style-name="P15"/>
      <text:p text:style-name="P17">Esempi</text:p>
      <text:p text:style-name="P4">prezzo = valore * peso * <text:span text:style-name="T11">(</text:span>(peso&gt;10) ? 0.9 : 1<text:span text:style-name="T11">)</text:span>; </text:p>
      <text:p text:style-name="P4"/>
      <text:p text:style-name="P15">Se peso&gt;10, <text:span text:style-name="T8">prezzo=valore*peso*0.9</text:span>. </text:p>
      <text:p text:style-name="P15">Se peso &lt;=10, <text:span text:style-name="T8">prezzo=valore*peso*1.</text:span></text:p>
      <text:p text:style-name="P4"/>
      <text:p text:style-name="P5">valoreass=(a-b) * ((a&gt;b) ? (1) : (-1));</text:p>
      <text:p text:style-name="P4"/>
      <text:p text:style-name="P15">! <text:span text:style-name="T11">Meglio sempre mettere le parentesi.</text:span></text:p>
      <text:p text:style-name="P15"/>
      <text:p text:style-name="P37">16.1.2 Esempio di utilizzo dell’espressione condizionale</text:p>
      <text:p text:style-name="P34">Prendiamo il caso di un programma che calcola le soluzioni di un’equazione di secondo grado. Esse possono essere 2. Per rendere l’output più completo, anziché scrivere <text:span text:style-name="T8">L’equazione ha 1 soluzione/i </text:span>sarebbe meglio scrivere due diversi output: <text:span text:style-name="T8">L’equazione ha 1 soluzione </text:span>e <text:span text:style-name="T8">L’equazione ha 2 soluzioni</text:span>. Per evitare di rendere il nostro codice troppo elaborato si può semplicemente scrivere così:</text:p>
      <text:p text:style-name="P34"/>
      <text:p text:style-name="P53"><text:soft-page-break/>cout &lt;&lt; “L’equazione ha “;</text:p>
      <text:p text:style-name="P53">(x1 == x2) ? cout &lt;&lt; “un’unica soluzione” : cout <text:s/>&lt;&lt; “due soluzioni” ; </text:p>
      <text:p text:style-name="P15"/>
      <text:p text:style-name="P21">16.2 Le istruzioni strutturate</text:p>
      <text:p text:style-name="P16">Le istruzioni strutturate consentono di specificare azioni complesse,</text:p>
      <text:p text:style-name="P16">Si distinguono in</text:p>
      <text:list xml:id="list4012343569" text:style-name="L2">
        <text:list-item>
          <text:p text:style-name="P32">istruzione composta (compound-statement)</text:p>
        </text:list-item>
        <text:list-item>
          <text:p text:style-name="P32">istruzioni condizionali (conditional-statement)</text:p>
        </text:list-item>
        <text:list-item>
          <text:p text:style-name="P32">istruzioni iterative (iteration-statement)</text:p>
        </text:list-item>
        <text:list-item>
          <text:p text:style-name="P32">istruzioni di salto (jump-statement)</text:p>
        </text:list-item>
      </text:list>
      <text:p text:style-name="P21">16.2.1 Istruzione composta</text:p>
      <text:p text:style-name="P16">Trasforma una sequenza di istruzioni in una singola istruzione. </text:p>
      <text:p text:style-name="P3"><text:span text:style-name="T3">La sequenza viene delimitata per mezzo della coppia di delimitatori <text:s/>‘</text:span><text:span text:style-name="T6">{</text:span><text:span text:style-name="T3">’ e ‘</text:span><text:span text:style-name="T6">}</text:span><text:span text:style-name="T3">’ e viene chiamata </text:span><text:span text:style-name="T6">blocco</text:span><text:span text:style-name="T3">.</text:span></text:p>
      <text:p text:style-name="P38"/>
      <text:p text:style-name="P41">16.2.1.1 Definizioni di variabili nei blocchi</text:p>
      <text:p text:style-name="P44">Le definizioni possono comparire in qualunque punto del blocco. Sono visibili solo all’interno del blocco, ma possono accedere ad oggetti definiti esternamente.</text:p>
      <text:p text:style-name="P44">In caso di identificatori identici, prevale quello più interno.</text:p>
      <text:p text:style-name="P44"/>
      <text:p text:style-name="P39">Esempio</text:p>
      <text:p text:style-name="P7">n=5;</text:p>
      <text:p text:style-name="P7">n++;<text:tab/><text:span text:style-name="T3">//n=6</text:span></text:p>
      <text:p text:style-name="P44"/>
      <text:p text:style-name="P7">{</text:p>
      <text:p text:style-name="P7">int n=3;</text:p>
      <text:p text:style-name="P7">n+=4;</text:p>
      <text:p text:style-name="P7"/>
      <text:p text:style-name="P7">cout &lt;&lt; n;<text:tab/><text:span text:style-name="T3">//n=7</text:span></text:p>
      <text:p text:style-name="P7">}</text:p>
      <text:p text:style-name="P7"/>
      <text:p text:style-name="P7">cout &lt;&lt; n;<text:span text:style-name="T3"><text:tab/>//n=6</text:span></text:p>
      <text:p text:style-name="P44"/>
      <text:p text:style-name="P9"><text:span text:style-name="T3">Nel caso in cui nel blocco non avessi definito una nuova variabile n (</text:span>int n=3<text:span text:style-name="T3">), nella operazione </text:span>n+=4 <text:span text:style-name="T3">avrei modificato la </text:span>n <text:span text:style-name="T3">del blocco main e avrei avuto 10 (anche nella funzione cout fuori dal blocco).</text:span></text:p>
      <text:p text:style-name="P46"/>
      <text:p text:style-name="P8">n=5;</text:p>
      <text:p text:style-name="P8">n++;<text:tab/><text:span text:style-name="T3">//n=6</text:span></text:p>
      <text:p text:style-name="P45"/>
      <text:p text:style-name="P8">{</text:p>
      <text:p text:style-name="P8">n+=4;</text:p>
      <text:p text:style-name="P8"/>
      <text:p text:style-name="P8">cout &lt;&lt; n;<text:tab/><text:span text:style-name="T3">//n=</text:span><text:span text:style-name="T4">10</text:span></text:p>
      <text:p text:style-name="P8">}</text:p>
      <text:p text:style-name="P8"/>
      <text:p text:style-name="P8"><text:span text:style-name="T3">cout &lt;&lt; n;<text:tab/>//n=</text:span><text:span text:style-name="T4">10</text:span></text:p>
      <text:p text:style-name="P46"/>
      <text:p text:style-name="P42">! Se in un blocco viene modificata una variabile creata fuori dal blocco la modifica tocca anche le operazioni fatte con la variabile fuori dal blocco.</text:p>
      <text:p text:style-name="P42">! Se viene definita una variabile omonima nel blocco avrà un valore diverso rispetto a quello fuori dal blocco</text:p>
      <text:p text:style-name="P42"><text:soft-page-break/></text:p>
      <text:p text:style-name="P46"/>
      <text:p text:style-name="P57">17. Istruzione condizionale</text:p>
      <text:p text:style-name="P10"><text:span text:style-name="T3">La più semplice è l’istruzione </text:span><text:span text:style-name="T6">if-then</text:span></text:p>
      <text:p text:style-name="P22"/>
      <text:p text:style-name="P22">Sintassi:</text:p>
      <text:p text:style-name="P10">if (exp)</text:p>
      <text:p text:style-name="P10"><text:s text:c="3"/>istruzione1;</text:p>
      <text:p text:style-name="P10"/>
      <text:p text:style-name="P22">Se <text:span text:style-name="T8">exp</text:span> è vera (=<text:span text:style-name="T8">true </text:span>o <text:span text:style-name="T8">1</text:span>) viene eseguita istruzione1 altrimenti non viene eseguito nulla. <text:span text:style-name="T8">istruzione1 </text:span>può essere a sua volta un’istruzione complessa (come un’istruzione composta).</text:p>
      <text:p text:style-name="P22"/>
      <text:p text:style-name="P18">Esempi</text:p>
      <text:p text:style-name="P10">if (x!=0)</text:p>
      <text:p text:style-name="P10"><text:s text:c="3"/>y=1/x;</text:p>
      <text:p text:style-name="P10"/>
      <text:p text:style-name="P10">if (<text:span text:style-name="T12">n%d==0</text:span>) {</text:p>
      <text:p text:style-name="P10"><text:s text:c="2"/><text:span text:style-name="T12">y=n/d</text:span>;</text:p>
      <text:p text:style-name="P10"/>
      <text:p text:style-name="P10"><text:s/>cout &lt;&lt; y;</text:p>
      <text:p text:style-name="P10">}</text:p>
      <text:p text:style-name="P10"/>
      <text:p text:style-name="P23">Se d=0, verrà segnato già nella condizione un errore di runtime.</text:p>
      <text:p text:style-name="P23"/>
      <text:p text:style-name="P27">17.1 L’istruzione if-then-else</text:p>
      <text:p text:style-name="P23">Sintassi:</text:p>
      <text:p text:style-name="P11">if (exp)</text:p>
      <text:p text:style-name="P11"><text:s text:c="3"/>istruzione1;</text:p>
      <text:p text:style-name="P11">else</text:p>
      <text:p text:style-name="P11"><text:s text:c="2"/>istruzione2;</text:p>
      <text:p text:style-name="P11"/>
      <text:p text:style-name="P23">Se exp è vera vine eseguita <text:span text:style-name="T8">istruzione1</text:span>, altrimenti viene eseguita <text:span text:style-name="T8">istruzione2</text:span>. Entrambe possono essere istruzioni complesse (un blocco, altri if-then-else).</text:p>
      <text:p text:style-name="P23"/>
      <text:p text:style-name="P19">Esempio</text:p>
      <text:p text:style-name="P11">if (x&lt;0) </text:p>
      <text:p text:style-name="P11"><text:s text:c="3"/>y=-x; </text:p>
      <text:p text:style-name="P11">else </text:p>
      <text:p text:style-name="P11"><text:s text:c="3"/>y=x; </text:p>
      <text:p text:style-name="P10"/>
      <text:p text:style-name="P27">17.2 if annidati</text:p>
      <text:p text:style-name="P23">Nei costrutti if-then e if-then-else, istruzione1 e istruzione2 possono essere a loro volta istruzioni complesse (un blocco, un’altro if-then-else, … ).</text:p>
      <text:p text:style-name="P23"/>
      <text:p text:style-name="P23">L’annidamento di if-then-else e l’uso di operatori logici permettono di costruire strutture decisionali <text:s/>complesse.</text:p>
      <text:p text:style-name="P23"/>
      <text:p text:style-name="P23"><text:span text:style-name="T1">N.B. È molto importante indentare bene il codice.</text:span> </text:p>
      <text:p text:style-name="P23"/>
      <text:p text:style-name="P19"/>
      <text:p text:style-name="P19"/>
      <text:p text:style-name="P19"/>
      <text:p text:style-name="P19"/>
      <text:p text:style-name="P19"/>
      <text:p text:style-name="P19"><text:soft-page-break/>Esempi</text:p>
      <text:p text:style-name="P11">if (exp)</text:p>
      <text:p text:style-name="P11"><text:s text:c="3"/>istr;</text:p>
      <text:p text:style-name="P11">else</text:p>
      <text:p text:style-name="P11"><text:s text:c="3"/>if (exp)</text:p>
      <text:p text:style-name="P11"><text:s text:c="7"/>istr1;</text:p>
      <text:p text:style-name="P11"><text:s text:c="3"/>else</text:p>
      <text:p text:style-name="P11"><text:s text:c="6"/>istr2;</text:p>
      <text:p text:style-name="P11"/>
      <text:p text:style-name="P11">OPPURE</text:p>
      <text:p text:style-name="P11"/>
      <text:p text:style-name="P11">if (exp)</text:p>
      <text:p text:style-name="P11"><text:s text:c="3"/>istr;</text:p>
      <text:p text:style-name="P11">else if (exp)</text:p>
      <text:p text:style-name="P11"><text:s text:c="3"/>istr1;</text:p>
      <text:p text:style-name="P11">else</text:p>
      <text:p text:style-name="P11"><text:s text:c="3"/>istr2;</text:p>
      <text:p text:style-name="P11"/>
      <text:p text:style-name="P27">! Si usano gli operatori booleani (&amp;&amp; e || ) per concatenare le condizioni degli if.</text:p>
      <text:p text:style-name="P27">Con &amp;&amp; si esegue l’istruzione se entrambe le condizioni sono vere, con || se almeno sola è vera.</text:p>
      <text:p text:style-name="P27"/>
      <text:p text:style-name="P27">18. L’istruzione condizionale <text:span text:style-name="T8">switch</text:span></text:p>
      <text:p text:style-name="P24">Sintassi </text:p>
      <text:p text:style-name="P12">switch (exp) { </text:p>
      <text:p text:style-name="P12">case const-exp1: istruzione1; break; </text:p>
      <text:p text:style-name="P12">case const-exp2: istruzione2; break; </text:p>
      <text:p text:style-name="P12">…</text:p>
      <text:p text:style-name="P12">default: istruzione-default;</text:p>
      <text:p text:style-name="P12">}</text:p>
      <text:p text:style-name="P12"/>
      <text:p text:style-name="P24">L’esecuzione dell’istruzione switch consiste:</text:p>
      <text:list xml:id="list736366985" text:style-name="L3">
        <text:list-item>
          <text:p text:style-name="P56"><text:span text:style-name="T7">nel calcolo dell’espressione </text:span><text:span text:style-name="T10">exp</text:span><text:span text:style-name="T7"> </text:span></text:p>
        </text:list-item>
        <text:list-item>
          <text:p text:style-name="P49">nell’esecuzione dell’istruzione corrispondente all’alternativa specificata dal valore calcolato </text:p>
        </text:list-item>
        <text:list-item>
          <text:p text:style-name="P56"><text:span text:style-name="T7">se nessuna alternativa corrisponde, se esiste, viene eseguita </text:span><text:span text:style-name="T10">istruzione-default <text:s/><text:tab/></text:span></text:p>
        </text:list-item>
      </text:list>
      <text:p text:style-name="P12"/>
      <text:p text:style-name="P29"><text:span text:style-name="T14">S</text:span><text:span text:style-name="T13">e </text:span><text:span text:style-name="T9">exp==const-exp1</text:span><text:span text:style-name="T13"> si esegue </text:span><text:span text:style-name="T9">istruzione1</text:span><text:span text:style-name="T13">, altrimenti si verificano </text:span><text:span text:style-name="T9">exp</text:span><text:span text:style-name="T13"> e </text:span><text:span text:style-name="T9">const-exp2</text:span><text:span text:style-name="T13">, se </text:span><text:span text:style-name="T9">exp==const-exp2 </text:span><text:span text:style-name="T13">si esegue </text:span><text:span text:style-name="T9">istruzione2</text:span><text:span text:style-name="T13">, altrimenti si passa al </text:span><text:span text:style-name="T9">case </text:span><text:span text:style-name="T13">successivo. Se non è mai verificata la condizione si esegue l’istruzione di default.</text:span></text:p>
      <text:p text:style-name="P25"/>
      <text:p text:style-name="P40">Esempio:</text:p>
      <text:p text:style-name="P14"><text:span text:style-name="T2">switch (op)<text:tab/><text:tab/></text:span><text:span text:style-name="T5"><text:tab/>//op è char</text:span></text:p>
      <text:p text:style-name="P55"><text:s text:c="2"/>{</text:p>
      <text:p text:style-name="P55"><text:s text:c="3"/>case '+': cout &lt;&lt; op1+op2; break;</text:p>
      <text:p text:style-name="P55"><text:s text:c="3"/>case '-': cout &lt;&lt; op1-op2; break;</text:p>
      <text:p text:style-name="P55"><text:s text:c="3"/>case '*': cout &lt;&lt; op1*op2; break;</text:p>
      <text:p text:style-name="P55"><text:s text:c="3"/>case '/': cout &lt;&lt; op1/op2; break;</text:p>
      <text:p text:style-name="P55"><text:s text:c="3"/>default : cout &lt;&lt; "Errore!";</text:p>
      <text:p text:style-name="P55"><text:s text:c="2"/>}</text:p>
      <text:p text:style-name="P55"/>
      <text:p text:style-name="P28"/>
      <text:p text:style-name="P28"/>
      <text:p text:style-name="P28"><text:soft-page-break/>18.1 Scelte multiple con <text:span text:style-name="T8">switch</text:span></text:p>
      <text:p text:style-name="P25">Se dopo l’ultima istruzione di un’alternativa non c’è un <text:span text:style-name="T8">break</text:span>, viene eseguita anche</text:p>
      <text:p text:style-name="P25">l’alternativa successiva.</text:p>
      <text:p text:style-name="P25"/>
      <text:p text:style-name="P25">Questo comportamento è sconsigliato ma può essere giustificato in alcuni casi (scelte multiple del tipo if-then-else).</text:p>
      <text:p text:style-name="P25"/>
      <text:p text:style-name="P20">Esempio</text:p>
      <text:p text:style-name="P13">switch (giorno) { </text:p>
      <text:p text:style-name="P13">case lun: </text:p>
      <text:p text:style-name="P13">case mar: </text:p>
      <text:p text:style-name="P13">case mer: </text:p>
      <text:p text:style-name="P13">case gio: </text:p>
      <text:p text:style-name="P13">case ven: orelavorate+=8; break; </text:p>
      <text:p text:style-name="P13">case sab: </text:p>
      <text:p text:style-name="P13">case dom: break; </text:p>
      <text:p text:style-name="P13">} </text:p>
      <text:p text:style-name="P13"/>
      <text:p text:style-name="P26">Se <text:span text:style-name="T8">giorno==lun</text:span> or <text:span text:style-name="T8">giorno==mar</text:span> … fino a <text:span text:style-name="T8">ven</text:span> si incrementa la variabile <text:span text:style-name="T8">orelavoate</text:span>, altrimenti se <text:span text:style-name="T8">giorno==sab </text:span>or <text:span text:style-name="T8">giorno==dom </text:span>si esce dallo <text:span text:style-name="T8">switch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6:12:35.597000000</meta:creation-date>
    <dc:date>2021-10-03T10:03:48.631000000</dc:date>
    <meta:editing-duration>PT20M5S</meta:editing-duration>
    <meta:editing-cycles>3</meta:editing-cycles>
    <meta:generator>LibreOffice/5.3.3.2$Windows_x86 LibreOffice_project/3d9a8b4b4e538a85e0782bd6c2d430bafe583448</meta:generator>
    <meta:print-date>2021-10-03T09:58:49.480000000</meta:print-date>
    <meta:document-statistic meta:table-count="0" meta:image-count="0" meta:object-count="0" meta:page-count="6" meta:paragraph-count="150" meta:word-count="923" meta:character-count="6045" meta:non-whitespace-character-count="5184"/>
  </office:meta>
</office:document-meta>
</file>